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ServerFactory.RemoteCacheServ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Factory.startup( String host , int port , String propFi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RemoteCacheServerFactory.main( String [ ] arg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RemoteCacheServerFactory.shutdownImpl( String host , int po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